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ny" style:family="paragraph">
      <style:text-properties fo:font-size="12pt" style:font-size-asian="12pt" style:font-size-complex="12pt"/>
    </style:style>
    <style:style style:name="P4" style:parent-style-name="Normalny" style:family="paragraph">
      <style:text-properties fo:font-size="12pt" style:font-size-asian="12pt" style:font-size-complex="12pt"/>
    </style:style>
    <style:style style:name="P5" style:parent-style-name="Normalny" style:family="paragraph">
      <style:text-properties fo:font-size="12pt" style:font-size-asian="12pt" style:font-size-complex="12pt"/>
    </style:style>
    <style:style style:name="P6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ny" style:family="paragraph">
      <style:text-properties fo:font-size="12pt" style:font-size-asian="12pt" style:font-size-complex="12pt"/>
    </style:style>
    <style:style style:name="P8" style:parent-style-name="Normalny" style:family="paragraph">
      <style:text-properties fo:font-size="12pt" style:font-size-asian="12pt" style:font-size-complex="12pt"/>
    </style:style>
    <style:style style:name="P9" style:parent-style-name="Normalny" style:family="paragraph">
      <style:text-properties fo:font-size="12pt" style:font-size-asian="12pt" style:font-size-complex="12pt"/>
    </style:style>
    <style:style style:name="P10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ny" style:family="paragraph">
      <style:text-properties fo:font-size="12pt" style:font-size-asian="12pt" style:font-size-complex="12pt"/>
    </style:style>
    <style:style style:name="P12" style:parent-style-name="Normalny" style:family="paragraph">
      <style:text-properties fo:font-size="12pt" style:font-size-asian="12pt" style:font-size-complex="12pt"/>
    </style:style>
    <style:style style:name="P13" style:parent-style-name="Normalny" style:family="paragraph">
      <style:text-properties fo:font-size="12pt" style:font-size-asian="12pt" style:font-size-complex="12pt"/>
    </style:style>
    <style:style style:name="P14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5" style:parent-style-name="Normalny" style:family="paragraph">
      <style:text-properties fo:font-size="12pt" style:font-size-asian="12pt" style:font-size-complex="12pt"/>
    </style:style>
    <style:style style:name="P16" style:parent-style-name="Normalny" style:family="paragraph">
      <style:text-properties fo:font-size="12pt" style:font-size-asian="12pt" style:font-size-complex="12pt"/>
    </style:style>
    <style:style style:name="P17" style:parent-style-name="Normalny" style:family="paragraph">
      <style:text-properties fo:font-size="12pt" style:font-size-asian="12pt" style:font-size-complex="12pt"/>
    </style:style>
    <style:style style:name="P18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19" style:parent-style-name="Normalny" style:family="paragraph">
      <style:text-properties fo:font-size="12pt" style:font-size-asian="12pt" style:font-size-complex="12pt"/>
    </style:style>
    <style:style style:name="P20" style:parent-style-name="Normalny" style:family="paragraph">
      <style:text-properties fo:font-size="12pt" style:font-size-asian="12pt" style:font-size-complex="12pt"/>
    </style:style>
    <style:style style:name="P21" style:parent-style-name="Normalny" style:family="paragraph">
      <style:text-properties fo:font-size="12pt" style:font-size-asian="12pt" style:font-size-complex="12pt"/>
    </style:style>
    <style:style style:name="P22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23" style:parent-style-name="Normalny" style:family="paragraph">
      <style:text-properties fo:font-size="12pt" style:font-size-asian="12pt" style:font-size-complex="12pt"/>
    </style:style>
    <style:style style:name="P24" style:parent-style-name="Normalny" style:family="paragraph">
      <style:text-properties fo:font-size="12pt" style:font-size-asian="12pt" style:font-size-complex="12pt"/>
    </style:style>
    <style:style style:name="P25" style:parent-style-name="Normalny" style:family="paragraph">
      <style:text-properties fo:font-size="12pt" style:font-size-asian="12pt" style:font-size-complex="12pt"/>
    </style:style>
    <style:style style:name="P26" style:parent-style-name="Normalny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1.</text:span></text:p>
      <text:p text:style-name="P3">Given:<text:s/>Prawidłowe dane logowania</text:p>
      <text:p text:style-name="P4">When:<text:s/>Metoda logowania<text:s/>przez SSO</text:p>
      <text:p text:style-name="P5">Then:<text:s/>Zalogowanie do systemu</text:p>
      <text:p text:style-name="P6">2.</text:p>
      <text:p text:style-name="P7">Given:<text:s/>Błędne dane logowania</text:p>
      <text:p text:style-name="P8">When: Metoda logowania<text:s/>przez SSO</text:p>
      <text:p text:style-name="P9">Then:<text:s/>Niezalogowanie do systemu i komunikat<text:s/>o błędzie</text:p>
      <text:p text:style-name="P10">3.</text:p>
      <text:p text:style-name="P11">Given:<text:s/>Prawidłowe dane logowania</text:p>
      <text:p text:style-name="P12">When: Metoda logowania<text:s/>przez Węzeł Krajowy</text:p>
      <text:p text:style-name="P13">Then:<text:s/>Zalogowanie do systemu</text:p>
      <text:p text:style-name="P14">4.</text:p>
      <text:p text:style-name="P15">Given:<text:s/>Błędne dane logowania</text:p>
      <text:p text:style-name="P16">When: Metoda logowania<text:s/>przez Węzeł Krajowy</text:p>
      <text:p text:style-name="P17">Then:<text:s/>Niezalogowanie do systemu i komunikat o błędzie</text:p>
      <text:p text:style-name="P18">5.</text:p>
      <text:p text:style-name="P19">Given:<text:s/>Prawidłowe dane logowania</text:p>
      <text:p text:style-name="P20">When: Metoda logowania<text:s/>przez logowanie awaryjne</text:p>
      <text:p text:style-name="P21">Then: Zalogowanie do systemu</text:p>
      <text:p text:style-name="P22">6.</text:p>
      <text:p text:style-name="P23">Given:<text:s/>Błędne dane logowania</text:p>
      <text:p text:style-name="P24">When: Metoda logowania<text:s/>przez logowanie awaryjne</text:p>
      <text:p text:style-name="P25">Then:<text:s/>Niezalogowanie do systemu i komunikat o błędzie</text:p>
      <text:p text:style-name="P26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inik Adamczuk</meta:initial-creator>
    <dc:creator>Dominik Adamczuk</dc:creator>
    <meta:creation-date>2023-02-06T11:54:00Z</meta:creation-date>
    <dc:date>2023-02-06T13:05:00Z</dc:date>
    <meta:template xlink:href="Normal.dotm" xlink:type="simple"/>
    <meta:editing-cycles>1</meta:editing-cycles>
    <meta:editing-duration>PT4260S</meta:editing-duration>
    <meta:document-statistic meta:page-count="1" meta:paragraph-count="1" meta:word-count="100" meta:character-count="702" meta:row-count="5" meta:non-whitespace-character-count="603"/>
  </office:meta>
</office:document-meta>
</file>